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style:font-name="Arial" fo:font-size="12pt" style:font-size-asian="12pt" style:font-name-complex="Arial" style:font-size-complex="12pt"/>
    </style:style>
    <style:style style:name="P2" style:family="paragraph" style:parent-style-name="Normal">
      <style:text-properties style:font-name="Arial" fo:font-size="12pt" style:font-size-asian="12pt" style:font-name-complex="Arial" style:font-size-complex="12pt"/>
    </style:style>
    <style:style style:name="P3" style:family="paragraph" style:parent-style-name="Normal">
      <style:text-properties style:font-name="Arial" fo:font-size="12pt" style:text-underline-style="solid" style:text-underline-width="auto" style:text-underline-color="font-color" style:font-size-asian="12pt" style:font-name-complex="Arial" style:font-size-complex="12pt"/>
    </style:style>
    <style:style style:name="P4" style:family="paragraph" style:parent-style-name="Normal">
      <style:text-properties style:font-name="Arial" fo:font-size="12pt" style:text-underline-style="none" style:font-size-asian="12pt" style:font-name-complex="Arial" style:font-size-complex="12pt"/>
    </style:style>
    <style:style style:name="P5" style:family="paragraph" style:parent-style-name="Titel" style:master-page-name="MP0">
      <style:paragraph-properties fo:text-align="center" style:justify-single-word="false" style:page-number="auto" fo:break-before="page"/>
    </style:style>
    <style:style style:name="P6" style:family="paragraph" style:parent-style-name="Listeafsnit" style:list-style-name="L1">
      <style:text-properties style:font-name="Arial" fo:font-size="12pt" style:font-size-asian="12pt" style:font-name-complex="Arial" style:font-size-complex="12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WW_5f_CharLFO1LVL1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Log 2012-03-08</text:p>
      <text:p text:style-name="P1">Deltagere fremmødt: Cong, Michael, Sam, René, Nicolaj, Yusuf, Søren<text:line-break/>Digitalt fremmødt: Ingen<text:line-break/>Ikke fremmødt: Ingen</text:p>
      <text:p text:style-name="P1">Søren:</text:p>
      <text:list xml:id="list30270400" text:style-name="L1">
        <text:list-item>
          <text:p text:style-name="P6">Hvad har du lavet? Use case diagram, verificeret Renés arbejde, </text:p>
        </text:list-item>
        <text:list-item>
          <text:p text:style-name="P6">Hvad skal du lave? Hoppe på andres problemer. </text:p>
        </text:list-item>
        <text:list-item>
          <text:p text:style-name="P6">Har du haft problemer? Ingen problemer. </text:p>
        </text:list-item>
      </text:list>
      <text:p text:style-name="P1">René:</text:p>
      <text:list xml:id="list31594747" text:continue-numbering="true" text:style-name="L1">
        <text:list-item>
          <text:p text:style-name="P6">Hvad har du lavet? Review, clean up på scrumtavlen. Forberede mødet og sprintplanning. </text:p>
        </text:list-item>
        <text:list-item>
          <text:p text:style-name="P6">Hvad skal du lave? GÅ igennem punkter. </text:p>
        </text:list-item>
        <text:list-item>
          <text:p text:style-name="P6">Har du haft problemer? Ingen problemer – afhænger af andre medlemmer. </text:p>
        </text:list-item>
      </text:list>
      <text:p text:style-name="P1">Sam:</text:p>
      <text:list xml:id="list31604362" text:continue-numbering="true" text:style-name="L1">
        <text:list-item>
          <text:p text:style-name="P6">Hvad har du lavet? Database, accepttest, kravspecifikation.</text:p>
        </text:list-item>
        <text:list-item>
          <text:p text:style-name="P6">Hvad skal du lave? Verificere</text:p>
        </text:list-item>
        <text:list-item>
          <text:p text:style-name="P6">Har du haft problemer? Ingen problemer.</text:p>
        </text:list-item>
      </text:list>
      <text:p text:style-name="P1">Nicolaj:</text:p>
      <text:list xml:id="list31602247" text:continue-numbering="true" text:style-name="L1">
        <text:list-item>
          <text:p text:style-name="P6">Hvad har du lavet? Været i gang med accepttest. </text:p>
        </text:list-item>
        <text:list-item>
          <text:p text:style-name="P6">Hvad skal du lave? Hoppe rundt på ting.</text:p>
        </text:list-item>
        <text:list-item>
          <text:p text:style-name="P6">Har du haft problemer? Nej.</text:p>
        </text:list-item>
      </text:list>
      <text:p text:style-name="P1">Yusuf:</text:p>
      <text:list xml:id="list31616843" text:continue-numbering="true" text:style-name="L1">
        <text:list-item>
          <text:p text:style-name="P6">Hvad har du lavet? Lavet prioriteringer på product backlog.</text:p>
        </text:list-item>
        <text:list-item>
          <text:p text:style-name="P6">Hvad skal du lave? Snakke om det</text:p>
        </text:list-item>
        <text:list-item>
          <text:p text:style-name="P6">Har du haft problemer? Har været nogle få problemer, ikke løst, kun delvist. </text:p>
        </text:list-item>
      </text:list>
      <text:p text:style-name="P1">Michael:</text:p>
      <text:list xml:id="list31594309" text:continue-numbering="true" text:style-name="L1">
        <text:list-item>
          <text:p text:style-name="P6"><text:soft-page-break/>Hvad har du lavet? Kigge kravspecifikation igennem og accepttest</text:p>
        </text:list-item>
        <text:list-item>
          <text:p text:style-name="P6">Hvad skal du lave? Have styr på løse ender. </text:p>
        </text:list-item>
        <text:list-item>
          <text:p text:style-name="P6">Har du haft problemer? Ingen problemer.</text:p>
        </text:list-item>
      </text:list>
      <text:p text:style-name="P1">Cong:</text:p>
      <text:list xml:id="list31607612" text:continue-numbering="true" text:style-name="L1">
        <text:list-item>
          <text:p text:style-name="P6">Hvad har du lavet? Verificeret ting. Lavet database. </text:p>
        </text:list-item>
        <text:list-item>
          <text:p text:style-name="P6">Hvad skal du lave? Lave resterende diagrammer med UML.</text:p>
        </text:list-item>
        <text:list-item>
          <text:p text:style-name="P6">Har du haft problemer? Få lidt problemer. </text:p>
        </text:list-item>
      </text:list>
      <text:p text:style-name="P3">Git Repository:</text:p>
      <text:p text:style-name="P1">Indtil videre har folk brugt main-branch, som alle har pushet, pulled på osv. Ideen er, at vi skulle kunne lave forskellige branches, således der ikke opstår for mange misforståelser. Master-branchen skal kunne være den del af produktionskoden, mens alt andet er udvidelser. De eneste to branches bliver derfor development (dev) og master. </text:p>
      <text:p text:style-name="P3"><text:span text:style-name="T1">NOTE: </text:span>René vil sende en note om lektie mht. git og branching, standarder, næste møde m.m.</text:p>
      <text:p text:style-name="P4">Folk skal være færdig med kravspecifikation, accepttest og datab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a" fo:country="DK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a" fo:country="DK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Calibri" style:font-name-asian="Calibri" style:font-name-complex="Times New Roma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="0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Times New Roman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eafsnit" style:family="paragraph" style:parent-style-name="Normal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tandardskrifttype_20_i_20_afsnit" style:display-name="Standardskrifttype i afsnit" style:family="text"/>
    <style:style style:name="Titel_20_Tegn" style:display-name="Titel Tegn" style:family="text" style:parent-style-name="Standardskrifttype_20_i_20_afsni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WW_5f_CharLFO1LVL1" style:display-name="WW_CharLFO1LVL1" style:family="text">
      <style:text-properties style:font-name="Arial" style:font-name-asian="Calibri" style:font-name-complex="Aria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e68ba2-a744ebf-1f241b7-c506db1-7d53735</meta:generator>
    <meta:initial-creator>Sam Luu Tong</meta:initial-creator>
    <meta:creation-date>2012-02-23T07:52:00Z</meta:creation-date>
    <dc:date>2012-03-08T11:46:38.65</dc:date>
    <meta:editing-cycles>6</meta:editing-cycles>
    <meta:editing-duration>PT1H31M14S</meta:editing-duration>
    <meta:document-statistic meta:table-count="0" meta:image-count="0" meta:object-count="0" meta:page-count="2" meta:paragraph-count="34" meta:word-count="296" meta:character-count="1753" meta:non-whitespace-character-count="1500"/>
    <meta:template xlink:type="simple" xlink:actuate="onRequest" xlink:title="" xlink:href="Normal"/>
  </office:meta>
</office:document-meta>
</file>